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5c852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cm" svg:height="2cm" svg:x="3cm" svg:y="3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995cm" svg:height="0.962cm" svg:x="3.5cm" svg:y="5.5cm">
          <draw:text-box>
            <text:p>autreMot</text:p>
          </draw:text-box>
        </draw:frame>
        <draw:line draw:style-name="gr3" draw:text-style-name="P1" draw:layer="layout" svg:x1="5cm" svg:y1="4cm" svg:x2="8.5cm" svg:y2="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B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dh </meta:initial-creator>
    <meta:creation-date>2015-09-29T16:59:26</meta:creation-date>
    <dc:date>2015-09-29T17:47:34</dc:date>
    <dc:creator>bdh </dc:creator>
    <meta:editing-duration>PT00H48M08S</meta:editing-duration>
    <meta:editing-cycles>2</meta:editing-cycles>
    <meta:generator>OpenOffice.org/3.2$Linux OpenOffice.org_project/320m19$Build-9505</meta:generator>
    <meta:document-statistic meta:object-count="3"/>
  </office:meta>
</office:document-meta>
</file>